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5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iamt(o.invoice_no_id.amount_total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><text:soft-page-break/></text:p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25T16:17:02</dc:date>
    <meta:editing-duration>PT5H35M10S</meta:editing-duration>
    <meta:editing-cycles>81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5" meta:character-count="2510" meta:non-whitespace-character-count="1685"/>
  </office:meta>
</office:document-meta>
</file>